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tent.xml" manifest:media-type="text/xml"/>
  <manifest:file-entry manifest:full-path="OleObj10" manifest:media-type="application/octet-stream"/>
  <manifest:file-entry manifest:full-path="OleObj12" manifest:media-type="application/octet-stream"/>
  <manifest:file-entry manifest:full-path="OleObj13" manifest:media-type="application/octet-stream"/>
  <manifest:file-entry manifest:full-path="OleObj11" manifest:media-type="application/octet-stream"/>
  <manifest:file-entry manifest:full-path="ObjectReplacements/OleObj6" manifest:media-type=""/>
  <manifest:file-entry manifest:full-path="ObjectReplacements/Object 1" manifest:media-type=""/>
  <manifest:file-entry manifest:full-path="ObjectReplacements/OleObj8" manifest:media-type=""/>
  <manifest:file-entry manifest:full-path="ObjectReplacements/OleObj4" manifest:media-type=""/>
  <manifest:file-entry manifest:full-path="ObjectReplacements/OleObj3" manifest:media-type=""/>
  <manifest:file-entry manifest:full-path="ObjectReplacements/OleObj1" manifest:media-type=""/>
  <manifest:file-entry manifest:full-path="ObjectReplacements/OleObj2" manifest:media-type=""/>
  <manifest:file-entry manifest:full-path="ObjectReplacements/OleObj13" manifest:media-type=""/>
  <manifest:file-entry manifest:full-path="ObjectReplacements/OleObj14" manifest:media-type=""/>
  <manifest:file-entry manifest:full-path="ObjectReplacements/OleObj12" manifest:media-type=""/>
  <manifest:file-entry manifest:full-path="ObjectReplacements/OleObj11" manifest:media-type=""/>
  <manifest:file-entry manifest:full-path="ObjectReplacements/OleObj10" manifest:media-type=""/>
  <manifest:file-entry manifest:full-path="ObjectReplacements/Object 2" manifest:media-type=""/>
  <manifest:file-entry manifest:full-path="ObjectReplacements/OleObj9" manifest:media-type=""/>
  <manifest:file-entry manifest:full-path="OleObj9" manifest:media-type="application/octet-stream"/>
  <manifest:file-entry manifest:full-path="OleObj2" manifest:media-type="application/octet-stream"/>
  <manifest:file-entry manifest:full-path="OleObj14" manifest:media-type="application/octet-stream"/>
  <manifest:file-entry manifest:full-path="OleObj1" manifest:media-type="application/octet-stream"/>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 manifest:media-type="application/octet-stream"/>
  <manifest:file-entry manifest:full-path="OleObj4" manifest:media-type="application/octet-stream"/>
  <manifest:file-entry manifest:full-path="OleObj8" manifest:media-type="application/octet-stream"/>
  <manifest:file-entry manifest:full-path="OleObj3" manifest:media-type="application/octet-stream"/>
  <manifest:file-entry manifest:full-path="Object 1" manifest:media-type="application/octet-stream"/>
  <manifest:file-entry manifest:full-path="OleObj6"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 style:family="paragraph" style:parent-style-name="Standard">
      <style:paragraph-properties fo:line-height="150%" fo:text-align="center" style:justify-single-word="false"/>
      <style:text-properties style:use-window-font-color="true" style:font-name="Times New Roman" fo:font-size="11pt" fo:font-weight="normal" fo:background-color="transparent" style:font-name-asian="Calibri1" style:font-name-complex="Calibri1"/>
    </style:style>
    <style:style style:name="P4" style:family="paragraph" style:parent-style-name="Standard">
      <style:paragraph-properties fo:line-height="150%" fo:text-align="end" style:justify-single-word="false"/>
      <style:text-properties style:use-window-font-color="true" style:font-name="Times New Roman" fo:font-size="11pt" fo:font-weight="normal" fo:background-color="transparent" style:font-name-asian="Calibri1" style:font-name-complex="Calibri1"/>
    </style:style>
    <style:style style:name="P5"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6" style:family="paragraph" style:parent-style-name="Standard">
      <style:paragraph-properties fo:line-height="150%" fo:text-align="center" style:justify-single-word="false"/>
      <style:text-properties style:use-window-font-color="true"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7" style:family="paragraph" style:parent-style-name="Standard">
      <style:paragraph-properties fo:line-height="150%" fo:text-align="center" style:justify-single-word="false"/>
      <style:text-properties fo:color="#000000" style:font-name="Times New Roman" fo:font-size="16pt" fo:font-weight="bold" fo:background-color="transparent" style:font-name-asian="Times New Roman1" style:font-name-complex="Times New Roman1"/>
    </style:style>
    <style:style style:name="P8" style:family="paragraph" style:parent-style-name="Standard">
      <style:paragraph-properties fo:line-height="150%" fo:text-align="justify" style:justify-single-word="false"/>
      <style:text-properties fo:color="#000000" style:font-name="Times New Roman" fo:font-size="16pt" fo:font-weight="bold" fo:background-color="transparent" style:font-name-asian="Times New Roman1" style:font-name-complex="Times New Roman1"/>
    </style:style>
    <style:style style:name="P9" style:family="paragraph" style:parent-style-name="Standard">
      <style:paragraph-properties fo:line-height="150%" fo:text-align="center" style:justify-single-word="false"/>
      <style:text-properties fo:color="#000000" style:font-name="Times New Roman"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10" style:family="paragraph" style:parent-style-name="Standard">
      <style:paragraph-properties fo:line-height="150%" fo:text-align="center" style:justify-single-word="false"/>
      <style:text-properties fo:color="#000000" style:font-name="Times New Roman" fo:font-size="12pt" fo:font-weight="bold" fo:background-color="transparent" style:font-name-asian="Times New Roman1" style:font-name-complex="Times New Roman1"/>
    </style:style>
    <style:style style:name="P11" style:family="paragraph" style:parent-style-name="Standard">
      <style:paragraph-properties fo:line-height="150%" fo:text-align="end" style:justify-single-word="false"/>
      <style:text-properties fo:color="#000000" style:font-name="Times New Roman" fo:font-size="12pt" fo:font-weight="bold" fo:background-color="transparent" style:font-name-asian="Times New Roman1" style:font-name-complex="Times New Roman1"/>
    </style:style>
    <style:style style:name="P12" style:family="paragraph" style:parent-style-name="Standard">
      <style:paragraph-properties fo:line-height="100%" fo:text-align="justify" style:justify-single-word="false"/>
      <style:text-properties fo:color="#000000" style:font-name="Times New Roman" fo:font-size="12pt" fo:font-weight="bold" fo:background-color="transparent" style:font-name-asian="Times New Roman1" style:font-name-complex="Times New Roman1"/>
    </style:style>
    <style:style style:name="P13" style:family="paragraph" style:parent-style-name="Standard">
      <style:paragraph-properties fo:line-height="150%" fo:text-align="justify" style:justify-single-word="false"/>
      <style:text-properties fo:color="#000000" style:font-name="Times New Roman" fo:font-size="11pt" fo:font-weight="normal" fo:background-color="transparent" style:font-name-asian="Calibri1" style:font-name-complex="Calibri1"/>
    </style:style>
    <style:style style:name="P14" style:family="paragraph" style:parent-style-name="Standard">
      <style:paragraph-properties fo:line-height="150%" fo:text-align="justify" style:justify-single-word="false"/>
      <style:text-properties style:font-name="Times New Roman"/>
    </style:style>
    <style:style style:name="P15" style:family="paragraph" style:parent-style-name="Standard">
      <style:paragraph-properties fo:line-height="150%" fo:text-align="center" style:justify-single-word="false"/>
      <style:text-properties style:font-name="Times New Roman"/>
    </style:style>
    <style:style style:name="P16" style:family="paragraph" style:parent-style-name="Standard">
      <style:paragraph-properties fo:margin-left="-0.635cm" fo:margin-right="0cm" fo:margin-top="0.423cm" fo:margin-bottom="0cm" loext:contextual-spacing="false" fo:line-height="150%" fo:text-align="center" style:justify-single-word="false" fo:text-indent="0.635cm" style:auto-text-indent="false"/>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17" style:family="paragraph" style:parent-style-name="Standard">
      <style:paragraph-properties fo:margin-left="-0.635cm" fo:margin-right="0cm" fo:margin-top="0.423cm" fo:margin-bottom="0cm" loext:contextual-spacing="false" fo:line-height="150%" fo:text-align="justify" style:justify-single-word="false" fo:text-indent="0.635cm" style:auto-text-indent="false"/>
      <style:text-properties style:use-window-font-color="true" style:font-name="Times New Roman" fo:font-size="11pt" fo:font-weight="normal" fo:background-color="transparent" style:font-name-asian="Calibri1" style:font-name-complex="Calibri1"/>
    </style:style>
    <style:style style:name="P18" style:family="paragraph" style:parent-style-name="Standard">
      <style:paragraph-properties fo:margin-left="-0.635cm" fo:margin-right="0cm" fo:margin-top="0.423cm" fo:margin-bottom="0cm" loext:contextual-spacing="false" fo:line-height="150%" fo:text-align="justify" style:justify-single-word="false" fo:text-indent="0.635cm" style:auto-text-indent="false"/>
      <style:text-properties style:font-name="Times New Roman"/>
    </style:style>
    <style:style style:name="P19" style:family="paragraph" style:parent-style-name="Standard">
      <style:paragraph-properties fo:margin-left="-0.635cm" fo:margin-right="0cm" fo:margin-top="0.423cm" fo:margin-bottom="0cm" loext:contextual-spacing="false" fo:line-height="150%" fo:text-align="center" style:justify-single-word="false" fo:text-indent="0.635cm" style:auto-text-indent="false"/>
      <style:text-properties style:font-name="Times New Roman"/>
    </style:style>
    <style:style style:name="P20" style:family="paragraph" style:parent-style-name="Standard">
      <style:paragraph-properties fo:margin-top="0cm" fo:margin-bottom="0.499cm" loext:contextual-spacing="false" fo:line-height="150%" fo:text-align="start" style:justify-single-word="false"/>
      <style:text-properties style:use-window-font-color="true" style:font-name="Times New Roman" fo:font-size="11pt" fo:font-weight="normal" fo:background-color="transparent" style:font-name-asian="Calibri1" style:font-name-complex="Calibri1"/>
    </style:style>
    <style:style style:name="P21" style:family="paragraph" style:parent-style-name="Standard">
      <style:paragraph-properties fo:margin-top="0cm" fo:margin-bottom="0.499cm" loext:contextual-spacing="false" fo:line-height="150%" fo:text-align="center" style:justify-single-word="false"/>
      <style:text-properties style:use-window-font-color="true" style:font-name="Times New Roman" fo:font-size="11pt" fo:font-weight="normal" fo:background-color="transparent" style:font-name-asian="Calibri1" style:font-name-complex="Calibri1"/>
    </style:style>
    <style:style style:name="P22" style:family="paragraph" style:parent-style-name="Standard">
      <style:paragraph-properties fo:margin-top="0cm" fo:margin-bottom="0.499cm" loext:contextual-spacing="false"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23" style:family="paragraph" style:parent-style-name="Standard">
      <style:paragraph-properties fo:margin-top="0cm" fo:margin-bottom="0.499cm" loext:contextual-spacing="false" fo:line-height="150%" fo:text-align="start" style:justify-single-word="false"/>
      <style:text-properties fo:color="#000000" style:font-name="Times New Roman" fo:font-size="12pt" fo:font-weight="bold" fo:background-color="transparent" style:font-name-asian="Times New Roman1" style:font-name-complex="Times New Roman1"/>
    </style:style>
    <style:style style:name="P24" style:family="paragraph" style:parent-style-name="Standard">
      <style:paragraph-properties fo:margin-top="0cm" fo:margin-bottom="0.499cm" loext:contextual-spacing="false" fo:line-height="100%" fo:text-align="start" style:justify-single-word="false"/>
      <style:text-properties fo:color="#000000" style:font-name="Times New Roman" fo:font-size="9pt" fo:font-weight="normal" fo:background-color="transparent" style:font-name-asian="Times New Roman1" style:font-size-asian="9pt" style:font-name-complex="Times New Roman1" style:font-size-complex="9pt"/>
    </style:style>
    <style:style style:name="P25" style:family="paragraph" style:parent-style-name="Standard">
      <style:paragraph-properties fo:margin-top="0cm" fo:margin-bottom="0.499cm" loext:contextual-spacing="false" fo:line-height="150%" fo:text-align="center" style:justify-single-word="false"/>
      <style:text-properties style:font-name="Times New Roman"/>
    </style:style>
    <style:style style:name="P26" style:family="paragraph" style:parent-style-name="Standard">
      <style:paragraph-properties fo:margin-top="0cm" fo:margin-bottom="0.499cm" loext:contextual-spacing="false" fo:line-height="150%" fo:text-align="justify" style:justify-single-word="false"/>
      <style:text-properties style:font-name="Times New Roman"/>
    </style:style>
    <style:style style:name="P27" style:family="paragraph" style:parent-style-name="Text_20_body">
      <style:paragraph-properties fo:margin-top="0cm" fo:margin-bottom="0.499cm" loext:contextual-spacing="false" fo:line-height="100%" fo:text-align="start" style:justify-single-word="false"/>
      <style:text-properties fo:color="#000000" style:font-name="Times New Roman" fo:font-size="10pt" fo:font-weight="normal" officeooo:paragraph-rsid="0000e264" fo:background-color="transparent" style:font-name-asian="Times New Roman1" style:font-size-asian="10pt" style:font-weight-asian="normal" style:font-name-complex="Times New Roman1" style:font-size-complex="10pt" style:font-weight-complex="normal"/>
    </style:style>
    <style:style style:name="P28" style:family="paragraph" style:parent-style-name="Standard">
      <style:paragraph-properties fo:margin-top="0.423cm" fo:margin-bottom="0cm" loext:contextual-spacing="false"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29" style:family="paragraph" style:parent-style-name="Standard">
      <style:paragraph-properties fo:margin-top="0.423cm" fo:margin-bottom="0cm" loext:contextual-spacing="false" fo:line-height="150%" fo:text-align="justify" style:justify-single-word="false"/>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30" style:family="paragraph" style:parent-style-name="Standard">
      <style:paragraph-properties fo:margin-top="0.423cm" fo:margin-bottom="0cm" loext:contextual-spacing="false" fo:line-height="150%" fo:text-align="center" style:justify-single-word="false"/>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31" style:family="paragraph" style:parent-style-name="Standard">
      <style:paragraph-properties fo:margin-top="0.423cm" fo:margin-bottom="0cm" loext:contextual-spacing="false"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32" style:family="paragraph" style:parent-style-name="Standard">
      <style:paragraph-properties fo:margin-top="0.423cm" fo:margin-bottom="0cm" loext:contextual-spacing="false"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3" style:family="paragraph" style:parent-style-name="Standard">
      <style:paragraph-properties fo:margin-top="0.423cm" fo:margin-bottom="0cm" loext:contextual-spacing="false" fo:line-height="150%" fo:text-align="center" style:justify-single-word="false"/>
      <style:text-properties style:use-window-font-color="true" style:font-name="Times New Roman" fo:font-size="11pt" fo:font-weight="normal" fo:background-color="transparent" style:font-name-asian="Calibri1" style:font-name-complex="Calibri1"/>
    </style:style>
    <style:style style:name="P34" style:family="paragraph" style:parent-style-name="Standard">
      <style:paragraph-properties fo:margin-top="0.423cm" fo:margin-bottom="0cm" loext:contextual-spacing="false" fo:line-height="150%" fo:text-align="center" style:justify-single-word="false" fo:break-before="page"/>
      <style:text-properties style:font-name="Times New Roman"/>
    </style:style>
    <style:style style:name="P35" style:family="paragraph" style:parent-style-name="Standard">
      <style:paragraph-properties fo:margin-top="0cm" fo:margin-bottom="0.212cm" loext:contextual-spacing="false"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6" style:family="paragraph" style:parent-style-name="Standard">
      <style:paragraph-properties fo:margin-top="0cm" fo:margin-bottom="0.212cm" loext:contextual-spacing="false"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37" style:family="paragraph" style:parent-style-name="Standard">
      <style:paragraph-properties fo:margin-top="0.423cm" fo:margin-bottom="0.212cm" loext:contextual-spacing="false" fo:line-height="100%" fo:text-align="start" style:justify-single-word="false"/>
      <style:text-properties fo:color="#000000" style:font-name="Times New Roman" fo:font-size="12pt" fo:font-weight="bold" fo:background-color="transparent" style:font-name-asian="Times New Roman1" style:font-name-complex="Times New Roman1"/>
    </style:style>
    <style:style style:name="P38" style:family="paragraph" style:parent-style-name="Standard">
      <style:paragraph-properties fo:margin-top="0.423cm" fo:margin-bottom="0.212cm" loext:contextual-spacing="false" fo:line-height="100%" fo:text-align="start" style:justify-single-word="false"/>
      <style:text-properties fo:color="#000000" style:font-name="Times New Roman" fo:font-size="12pt" fo:font-weight="bold" fo:background-color="transparent"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top="0.423cm" fo:margin-bottom="0.212cm" loext:contextual-spacing="false" fo:line-height="100%" fo:text-align="start" style:justify-single-word="false"/>
      <style:text-properties fo:color="#000000" style:font-name="Times New Roman" fo:font-size="9pt" fo:font-weight="normal" fo:background-color="transparent" style:font-name-asian="Times New Roman1" style:font-size-asian="9pt" style:font-weight-asian="normal" style:font-name-complex="Times New Roman1" style:font-size-complex="9pt" style:font-weight-complex="normal"/>
    </style:style>
    <style:style style:name="P40" style:family="paragraph" style:parent-style-name="Standard">
      <style:paragraph-properties fo:margin-top="0.423cm" fo:margin-bottom="0.212cm" loext:contextual-spacing="false" fo:line-height="100%" fo:text-align="start" style:justify-single-word="false"/>
      <style:text-properties fo:color="#000000" style:font-name="Times New Roman" fo:font-size="10pt" fo:font-weight="normal" fo:background-color="transparent" style:font-name-asian="Times New Roman1" style:font-size-asian="10pt" style:font-weight-asian="normal" style:font-name-complex="Times New Roman1" style:font-size-complex="10pt" style:font-weight-complex="normal"/>
    </style:style>
    <style:style style:name="P41" style:family="paragraph" style:parent-style-name="Standard">
      <style:paragraph-properties fo:margin-top="0cm" fo:margin-bottom="0.295cm" loext:contextual-spacing="false" fo:line-height="100%" fo:text-align="start" style:justify-single-word="false"/>
      <style:text-properties fo:color="#000000" style:font-name="Times New Roman" fo:font-size="9pt" fo:font-weight="normal" fo:background-color="transparent" style:font-name-asian="Times New Roman1" style:font-size-asian="9pt" style:font-name-complex="Times New Roman1" style:font-size-complex="9pt"/>
    </style:style>
    <style:style style:name="P42" style:family="paragraph" style:parent-style-name="Text_20_body">
      <style:text-properties fo:font-size="12pt" fo:font-weight="bold" officeooo:paragraph-rsid="0000e264" style:font-size-asian="12pt" style:font-weight-asian="bold" style:font-size-complex="12pt" style:font-weight-complex="bold"/>
    </style:style>
    <style:style style:name="P43" style:family="paragraph" style:parent-style-name="Text_20_body">
      <style:text-properties fo:font-size="10pt" fo:font-weight="normal" officeooo:paragraph-rsid="0000e264" style:font-size-asian="10pt" style:font-weight-asian="normal" style:font-size-complex="10pt" style:font-weight-complex="normal"/>
    </style:style>
    <style:style style:name="P44" style:family="paragraph" style:parent-style-name="Text_20_body">
      <style:paragraph-properties fo:line-height="100%"/>
      <style:text-properties style:font-name="Times New Roman" fo:font-size="12pt" fo:font-weight="bold" officeooo:paragraph-rsid="0000e264" style:font-size-asian="12pt" style:font-weight-asian="bold" style:font-size-complex="12pt" style:font-weight-complex="bold"/>
    </style:style>
    <style:style style:name="P45" style:family="paragraph" style:parent-style-name="Text_20_body">
      <style:text-properties style:font-name="Times New Roman" fo:font-size="12pt" fo:font-weight="bold" officeooo:paragraph-rsid="0000e264" style:font-size-asian="12pt" style:font-weight-asian="bold" style:font-size-complex="12pt" style:font-weight-complex="bold"/>
    </style:style>
    <style:style style:name="P46" style:family="paragraph" style:parent-style-name="Text_20_body">
      <style:paragraph-properties fo:line-height="100%"/>
      <style:text-properties style:font-name="Times New Roman" fo:font-size="10pt" fo:font-weight="normal" officeooo:paragraph-rsid="0000e264" style:font-size-asian="10pt" style:font-weight-asian="normal" style:font-size-complex="10pt" style:font-weight-complex="normal"/>
    </style:style>
    <style:style style:name="P47" style:family="paragraph" style:parent-style-name="Text_20_body">
      <style:text-properties style:font-name="Times New Roman" fo:font-size="10pt" fo:font-weight="normal" officeooo:paragraph-rsid="0000e264"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49" style:family="paragraph" style:parent-style-name="Standard">
      <style:paragraph-properties fo:line-height="150%" fo:text-align="center" style:justify-single-word="false"/>
      <style:text-properties fo:color="#000000" style:font-name="Times New Roman" fo:font-size="12pt" fo:font-weight="bold" fo:background-color="transparent" style:font-name-asian="Times New Roman1" style:font-name-complex="Times New Roman1"/>
    </style:style>
    <style:style style:name="P50" style:family="paragraph" style:parent-style-name="Standard" style:list-style-name="L1">
      <style:paragraph-properties fo:margin-left="-0.635cm" fo:margin-right="0cm" fo:margin-top="0.423cm" fo:margin-bottom="0cm" loext:contextual-spacing="false" fo:line-height="150%" fo:text-align="justify" style:justify-single-word="false" fo:text-indent="0.635cm" style:auto-text-indent="false" fo:break-before="page"/>
      <style:text-properties fo:color="#2e74b5" style:font-name="Times New Roman" fo:font-size="16pt" fo:font-weight="normal" fo:background-color="transparent" style:font-name-asian="Times New Roman1" style:font-name-complex="Times New Roman1"/>
    </style:style>
    <style:style style:name="P51" style:family="paragraph" style:parent-style-name="Standard" style:list-style-name="L4">
      <style:paragraph-properties fo:margin-left="-0.635cm" fo:margin-right="0cm" fo:margin-top="0.423cm" fo:margin-bottom="0cm" loext:contextual-spacing="false" fo:line-height="150%" fo:text-align="justify" style:justify-single-word="false" fo:text-indent="0.635cm" style:auto-text-indent="false" fo:break-before="page"/>
      <style:text-properties fo:color="#2e74b5" style:font-name="Times New Roman" fo:font-size="16pt" fo:font-weight="normal" fo:background-color="transparent" style:font-name-asian="Times New Roman1" style:font-name-complex="Times New Roman1"/>
    </style:style>
    <style:style style:name="P52" style:family="paragraph" style:parent-style-name="Standard" style:list-style-name="L2">
      <style:paragraph-properties fo:margin-left="-0.635cm" fo:margin-right="0cm" fo:margin-top="0.423cm" fo:margin-bottom="0cm" loext:contextual-spacing="false"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53" style:family="paragraph" style:parent-style-name="Standard" style:list-style-name="L3">
      <style:paragraph-properties fo:margin-left="-0.635cm" fo:margin-right="0cm" fo:margin-top="0.423cm" fo:margin-bottom="0cm" loext:contextual-spacing="false"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54" style:family="paragraph" style:parent-style-name="Standard" style:list-style-name="L5">
      <style:paragraph-properties fo:margin-left="-0.635cm" fo:margin-right="0cm" fo:margin-top="0.423cm" fo:margin-bottom="0cm" loext:contextual-spacing="false"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55" style:family="paragraph" style:parent-style-name="Standard">
      <style:paragraph-properties fo:margin-top="0cm" fo:margin-bottom="0.499cm" loext:contextual-spacing="false" fo:line-height="150%" fo:text-align="center" style:justify-single-word="false"/>
      <style:text-properties fo:color="#000000" style:font-name="Times New Roman" fo:font-size="12pt" fo:font-weight="bold" fo:background-color="transparent" style:font-name-asian="Times New Roman1" style:font-name-complex="Times New Roman1"/>
    </style:style>
    <style:style style:name="P56" style:family="paragraph" style:parent-style-name="Standard">
      <style:paragraph-properties fo:margin-top="0cm" fo:margin-bottom="0.499cm" loext:contextual-spacing="false" fo:line-height="100%" fo:text-align="start" style:justify-single-word="false"/>
      <style:text-properties fo:color="#000000" style:font-name="Times New Roman" fo:font-size="12pt" fo:font-weight="bold" fo:background-color="transparent" style:font-name-asian="Times New Roman1" style:font-name-complex="Times New Roman1"/>
    </style:style>
    <style:style style:name="P57" style:family="paragraph" style:parent-style-name="Standard">
      <style:paragraph-properties fo:margin-top="0.423cm" fo:margin-bottom="0cm" loext:contextual-spacing="false"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58" style:family="paragraph" style:parent-style-name="Standard">
      <style:paragraph-properties fo:margin-top="0.423cm" fo:margin-bottom="0.212cm" loext:contextual-spacing="false" fo:line-height="100%" fo:text-align="start" style:justify-single-word="false"/>
      <style:text-properties fo:color="#000000" style:font-name="Times New Roman" fo:font-size="12pt" fo:font-weight="bold" fo:background-color="transparent" style:font-name-asian="Times New Roman1" style:font-name-complex="Times New Roman1"/>
    </style:style>
    <style:style style:name="P59" style:family="paragraph">
      <loext:graphic-properties draw:fill="solid" draw:fill-color="#ffffff"/>
      <style:paragraph-properties fo:text-align="center"/>
    </style:style>
    <style:style style:name="T1" style:family="text">
      <style:text-properties fo:color="#000000" fo:font-size="12pt" fo:font-weight="bold" fo:background-color="transparent" loext:char-shading-value="0" style:font-name-asian="Times New Roman1" style:font-name-complex="Times New Roman1"/>
    </style:style>
    <style:style style:name="T2" style:family="text">
      <style:text-properties fo:color="#000000" fo:font-size="12pt" fo:font-weight="normal" fo:background-color="transparent" loext:char-shading-value="0" style:font-name-asian="Calibri1" style:font-size-asian="12pt" style:font-name-complex="Calibri1" style:font-size-complex="12pt"/>
    </style:style>
    <style:style style:name="T3" style:family="text">
      <style:text-properties fo:color="#000000" fo:font-size="11pt" fo:font-weight="normal" fo:background-color="transparent" loext:char-shading-value="0" style:font-name-asian="Calibri1" style:font-name-complex="Calibri1"/>
    </style:style>
    <style:style style:name="T4" style:family="text">
      <style:text-properties fo:color="#000000" style:font-name="Times New Roman" fo:font-size="12pt" fo:font-weight="normal" fo:background-color="transparent" loext:char-shading-value="0" style:font-name-asian="Times New Roman1" style:font-name-complex="Times New Roman1"/>
    </style:style>
    <style:style style:name="T5" style:family="text">
      <style:text-properties fo:color="#000000" style:font-name="Times New Roman" fo:font-size="11pt" fo:font-weight="normal" fo:background-color="transparent" loext:char-shading-value="0" style:font-name-asian="Calibri1" style:font-name-complex="Calibri1"/>
    </style:style>
    <style:style style:name="T6" style:family="text">
      <style:text-properties style:use-window-font-color="true" fo:font-size="12pt" fo:font-weight="bold" fo:background-color="transparent" loext:char-shading-value="0" style:font-name-asian="Times New Roman1" style:font-name-complex="Times New Roman1"/>
    </style:style>
    <style:style style:name="T7" style:family="text">
      <style:text-properties style:use-window-font-color="true" style:font-name="Times New Roman" fo:font-size="12pt" fo:font-weight="normal" fo:background-color="transparent" loext:char-shading-value="0" style:font-name-asian="Times New Roman1" style:font-name-complex="Times New Roman1"/>
    </style:style>
    <style:style style:name="T8"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1" style:font-name-complex="Times New Roman1"/>
    </style:style>
    <style:style style:name="T9" style:family="text">
      <style:text-properties fo:color="#0000ff" style:font-name="Times New Roman"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fr1" style:family="graphic" style:parent-style-name="OLE">
      <style:graphic-properties style:vertical-pos="top" style:vertical-rel="baseline" draw:ole-draw-aspect="1" draw:visible-area-top="0cm" draw:visible-area-width="5.005cm" draw:visible-area-height="5.005cm"/>
    </style:style>
    <style:style style:name="fr2" style:family="graphic" style:parent-style-name="OLE">
      <style:graphic-properties style:vertical-pos="from-top" draw:ole-draw-aspect="1" draw:visible-area-top="0cm" draw:visible-area-width="5.005cm" draw:visible-area-height="5.005cm"/>
    </style:style>
    <style:style style:name="fr3" style:family="graphic" style:parent-style-name="OLE">
      <style:graphic-properties style:vertical-pos="middle" style:vertical-rel="baseline" draw:ole-draw-aspect="1" draw:visible-area-top="0cm" draw:visible-area-width="5.005cm" draw:visible-area-height="5.005cm"/>
    </style:style>
    <style:style style:name="fr4" style:family="graphic" style:parent-style-name="OLE">
      <style:graphic-properties style:vertical-pos="from-top" draw:ole-draw-aspect="1" draw:visible-area-top="0cm" draw:visible-area-width="5.002cm" draw:visible-area-height="5.002cm"/>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MINAS GERAIS</text:p>
      <text:p text:style-name="P2"/>
      <text:p text:style-name="P2"/>
      <text:p text:style-name="P2"/>
      <text:p text:style-name="P2"/>
      <text:p text:style-name="P2"/>
      <text:p text:style-name="P2"/>
      <text:p text:style-name="P2"/>
      <text:p text:style-name="P9">Trabalho de Estatística</text:p>
      <text:p text:style-name="P2"/>
      <text:p text:style-name="P2"/>
      <text:p text:style-name="P2"/>
      <text:p text:style-name="P2"/>
      <text:p text:style-name="P2"/>
      <text:p text:style-name="P2"/>
      <text:p text:style-name="P2"/>
      <text:p text:style-name="P2"/>
      <text:p text:style-name="P2"/>
      <text:p text:style-name="P8">Celso Junio Simões de Oliveira Santos</text:p>
      <text:p text:style-name="P8">Felipe Matheus Guimarães dos Santos</text:p>
      <text:p text:style-name="P8">Leandro Marques Venceslau de Souza</text:p>
      <text:p text:style-name="P8">Lucas Marinho Morais dos Reis</text:p>
      <text:p text:style-name="P8">Matheus Ferreira Coelho</text:p>
      <text:p text:style-name="P8">Willian Douglas Brito Braga</text:p>
      <text:p text:style-name="P2"/>
      <text:list xml:id="list1628576178" text:style-name="L1">
        <text:list-item>
          <text:p text:style-name="P50">INTRODUÇÃO</text:p>
        </text:list-item>
      </text:list>
      <text:p text:style-name="P35"/>
      <text:p text:style-name="P36"><text:tab/>Um banco de dados foi formulado a partir de um questionário aplicado na turma TN do curso de Estatística e Probabilidades, ministrado pela professora Lourdes Coral Contreras Montenegro em 2019/02.</text:p>
      <text:p text:style-name="P5"><text:tab/>Este trabalho tem como objetivo estabelecer e analisar relações entre as diferentes variáveis presentes nessa database, de forma a extrair informações relevantes, tudo isso pautado na teoria estatística aprendida em sala de aula.</text:p>
      <text:list xml:id="list2209074438" text:style-name="L2">
        <text:list-item>
          <text:p text:style-name="P52">METODOLOGIA</text:p>
        </text:list-item>
      </text:list>
      <text:p text:style-name="P35"/>
      <text:p text:style-name="P5"><text:tab/>Os dados foram estudados com o auxílio do software - “R: The Project for Statistical Computing”. O código utilizado para criar os gráficos, tabelas assim como extrair as informações do dataset estão disponíveis no apêndice.</text:p>
      <text:p text:style-name="P5"><text:tab/>Quanto às análises : exibimos um recurso gráfico informacional cuja forma de exposição depende da natureza da varíavel observada – variáveis quantitativas contínuas, por exemplo, têm como preferência a utilização de histogramas.</text:p>
      <text:p text:style-name="P5"><text:tab/>Na hora de estabelecer inter-relações entre as diferentes variáveis poderão ser utilizadas diferentes medidas quando aplicável ( ambas as variáveis são de natureza quantitativa ). São elas :</text:p>
      <text:p text:style-name="P5"><text:tab/>- Medidas de Tendência Central (Média, Mediana, Moda).</text:p>
      <text:p text:style-name="P5"><text:tab/>- Medidas de Variabilidade (Amplitude entre terceiro e segundo quartil, Desvio Padrão).</text:p>
      <text:p text:style-name="P5"><text:tab/>Caso realizadas comparações quanto aos níveis de dispersão de variáveis com medidas </text:p>
      <text:p text:style-name="P5">e/ou tipos diferentes (i.e altura e sexo) será utilizado o Coeficiente de Variação.</text:p>
      <text:p text:style-name="P2"/>
      <text:p text:style-name="P2"/>
      <text:p text:style-name="P2"/>
      <text:p text:style-name="P2"/>
      <text:p text:style-name="P2"/>
      <text:p text:style-name="P2"/>
      <text:p text:style-name="P2"/>
      <text:p text:style-name="P2"/>
      <text:p text:style-name="P2"/>
      <text:p text:style-name="P2"/>
      <text:p text:style-name="P2"/>
      <text:list xml:id="list2419790845" text:style-name="L3">
        <text:list-item>
          <text:p text:style-name="P53"><text:soft-page-break/>RESULTADOS</text:p>
        </text:list-item>
      </text:list>
      <text:p text:style-name="P14"><draw:frame draw:style-name="fr1"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55">Figura 1: Gráfico de Barras – Sexo por Curso</text:p>
      <text:p text:style-name="P5"><text:tab/>O gráfico acima mostra que a frequência relativa de homens é maior que a de mulheres para a maioria dos casos observados ( 9 em 13 ), com exceção para os cursos – Engenharias Ambiental, Controle de Automa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p>
      <text:p text:style-name="P2"/>
      <text:p text:style-name="P2"/>
      <text:p text:style-name="P15"><text:soft-page-break/><draw:frame draw:style-name="fr2" draw:name="2" text:anchor-type="as-char" svg:y="-11.774cm" svg:width="12.7cm" style:rel-width="scale" svg:height="12.7cm" style:rel-height="scale" draw:z-index="1"><draw:object-ole xlink:href="./OleObj2" xlink:type="simple" xlink:show="embed" xlink:actuate="onLoad"/><draw:image xlink:href="./ObjectReplacements/OleObj2" xlink:type="simple" xlink:show="embed" xlink:actuate="onLoad"/></draw:frame></text:p>
      <text:p text:style-name="P25"><text:span text:style-name="T1">Figura 2: </text:span><text:span text:style-name="T6">Histograma – Número de Alunos por Faixa Etária</text:span></text:p>
      <text:p text:style-name="P5"><text:tab/>Média Aritmética: 20,2 Anos<text:tab/>Mediana: 20 Anos<text:tab/>Moda: 19 Anos</text:p>
      <text:p text:style-name="P5"><text:tab/>A partir da análise dos dados da Figura 2: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
      <text:p text:style-name="P3"/>
      <text:p text:style-name="P6"/>
      <text:p text:style-name="P15"><text:soft-page-break/><draw:frame draw:style-name="fr3" draw:name="3" text:anchor-type="as-char" svg:width="12.7cm" style:rel-width="scale" svg:height="12.7cm" style:rel-height="scale" draw:z-index="2"><draw:object-ole xlink:href="./OleObj3" xlink:type="simple" xlink:show="embed" xlink:actuate="onLoad"/><draw:image xlink:href="./ObjectReplacements/OleObj3" xlink:type="simple" xlink:show="embed" xlink:actuate="onLoad"/></draw:frame></text:p>
      <text:p text:style-name="P10">Figura 3: Boxplot – Idade por Sexo</text:p>
      <text:p text:style-name="P4"/>
      <text:p text:style-name="P5"><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p>
      <text:p text:style-name="P2"/>
      <text:p text:style-name="P15"><text:soft-page-break/><draw:frame draw:style-name="fr1" draw:name="4" text:anchor-type="as-char" svg:width="14.631cm" style:rel-width="scale" svg:height="14.605cm" style:rel-height="scale" draw:z-index="3"><draw:object-ole xlink:href="./OleObj4" xlink:type="simple" xlink:show="embed" xlink:actuate="onLoad"/><draw:image xlink:href="./ObjectReplacements/OleObj4" xlink:type="simple" xlink:show="embed" xlink:actuate="onLoad"/></draw:frame></text:p>
      <text:p text:style-name="P10">Figura 4: Gráfico de Barras – Sexo por Local de Nascimento</text:p>
      <text:p text:style-name="P4"/>
      <text:p text:style-name="P5"><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p>
      <text:p text:style-name="P2"/>
      <text:p text:style-name="P25"><draw:rect text:anchor-type="paragraph" draw:z-index="9" draw:style-name="gr1" draw:text-style-name="P59" svg:width="8.494cm" svg:height="0.927cm" svg:x="4.77cm" svg:y="0.31cm"><text:p/></draw:rect><text:soft-page-break/><draw:frame draw:style-name="fr2" draw:name="5" text:anchor-type="as-char" svg:y="-11.721cm" svg:width="12.7cm" style:rel-width="scale" svg:height="12.7cm" style:rel-height="scale" draw:z-index="10"><draw:object-ole xlink:href="./Object 1" xlink:type="simple" xlink:show="embed" xlink:actuate="onLoad"/><draw:image xlink:href="./ObjectReplacements/Object 1" xlink:type="simple" xlink:show="embed" xlink:actuate="onLoad"/></draw:frame></text:p>
      <text:p text:style-name="P10">Figura 5: Boxplot - <text:s/>Tentativas ENEM</text:p>
      <text:p text:style-name="P4"/>
      <text:p text:style-name="P22"><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line-break/></text:p>
      <text:p text:style-name="P20"/>
      <text:p text:style-name="P15"><text:soft-page-break/><draw:frame draw:style-name="fr1" draw:name="6" text:anchor-type="as-char" svg:width="17.013cm" style:rel-width="scale" svg:height="13.758cm" style:rel-height="scale" draw:z-index="4"><draw:object-ole xlink:href="./OleObj6" xlink:type="simple" xlink:show="embed" xlink:actuate="onLoad"/><draw:image xlink:href="./ObjectReplacements/OleObj6" xlink:type="simple" xlink:show="embed" xlink:actuate="onLoad"/></draw:frame><text:span text:style-name="T1">Figura 6: Tabela - Principais Contribuições na Escolha do Curso por Sexo</text:span></text:p>
      <text:p text:style-name="P21"/>
      <text:p text:style-name="P22"><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section text:style-name="Sect1" text:name="Seção1">
        <text:p text:style-name="P26"><text:soft-page-break/><draw:frame draw:style-name="fr4" draw:name="7" text:anchor-type="as-char" svg:y="-23.13cm" svg:width="8.37cm" style:rel-width="scale" svg:height="23.13cm" style:rel-height="scale" draw:z-index="11"><draw:object-ole xlink:href="./Object 2" xlink:type="simple" xlink:show="embed" xlink:actuate="onLoad"/><draw:image xlink:href="./ObjectReplacements/Object 2" xlink:type="simple" xlink:show="embed" xlink:actuate="onLoad"/><svg:desc>Objeto OLE</svg:desc></draw:frame></text:p>
        <text:p text:style-name="P10">Figura 7: Tabela – Influências por Curso</text:p>
        <text:p text:style-name="P4"/>
        <text:p text:style-name="P22"><text:tab/>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22">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section>
      <text:p text:style-name="P23"/>
      <text:p text:style-name="P34"><draw:frame draw:style-name="fr1" draw:name="8" text:anchor-type="as-char" svg:width="12.7cm" style:rel-width="scale" svg:height="12.7cm" style:rel-height="scale" draw:z-index="5"><draw:object-ole xlink:href="./OleObj8" xlink:type="simple" xlink:show="embed" xlink:actuate="onLoad"/><draw:image xlink:href="./ObjectReplacements/OleObj8" xlink:type="simple" xlink:show="embed" xlink:actuate="onLoad"/></draw:frame></text:p>
      <text:p text:style-name="P10">Figura 8: Gráfico de Barras – Religião por Curso</text:p>
      <text:p text:style-name="P4"/>
      <text:p text:style-name="P28"><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29"/>
      <text:p text:style-name="P15"><text:soft-page-break/><draw:frame draw:style-name="fr1" draw:name="9" text:anchor-type="as-char" svg:width="12.33cm" style:rel-width="scale" svg:height="10.742cm" style:rel-height="scale" draw:z-index="12"><draw:object-ole xlink:href="./OleObj9" xlink:type="simple" xlink:show="embed" xlink:actuate="onLoad"/><draw:image xlink:href="./ObjectReplacements/OleObj9" xlink:type="simple" xlink:show="embed" xlink:actuate="onLoad"/></draw:frame></text:p>
      <text:p text:style-name="P11"/>
      <text:p text:style-name="P10">Figura 9: Boxplot – Renda por Trabalho</text:p>
      <text:p text:style-name="P28"><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30"/>
      <text:p text:style-name="P17"><text:soft-page-break/></text:p>
      <text:p text:style-name="P15"><draw:frame draw:style-name="fr1" draw:name="10" text:anchor-type="as-char" svg:width="12.7cm" style:rel-width="scale" svg:height="12.7cm" style:rel-height="scale" draw:z-index="13"><draw:object-ole xlink:href="./OleObj10" xlink:type="simple" xlink:show="embed" xlink:actuate="onLoad"/><draw:image xlink:href="./ObjectReplacements/OleObj10" xlink:type="simple" xlink:show="embed" xlink:actuate="onLoad"/></draw:frame></text:p>
      <text:p text:style-name="P11"/>
      <text:p text:style-name="P10">Figura 10: Boxplot – Peso (kg) por Curso</text:p>
      <text:p text:style-name="P31"><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7"/>
      <text:p text:style-name="P16"/>
      <text:p text:style-name="P19"><text:soft-page-break/><draw:frame draw:style-name="fr1" draw:name="11" text:anchor-type="as-char" svg:width="12.7cm" style:rel-width="scale" svg:height="12.7cm" style:rel-height="scale" draw:z-index="6"><draw:object-ole xlink:href="./OleObj11" xlink:type="simple" xlink:show="embed" xlink:actuate="onLoad"/><draw:image xlink:href="./ObjectReplacements/OleObj11" xlink:type="simple" xlink:show="embed" xlink:actuate="onLoad"/></draw:frame></text:p>
      <text:p text:style-name="P17"/>
      <text:p text:style-name="P10">Figura 11: Boxplot – Altura (m) por Sexo</text:p>
      <text:p text:style-name="P28"><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32"/>
      <text:p text:style-name="P33"/>
      <text:p text:style-name="P30"/>
      <text:p text:style-name="P17"/>
      <text:p text:style-name="P15"><text:soft-page-break/><draw:frame draw:style-name="fr1" draw:name="12" text:anchor-type="as-char" svg:width="12.7cm" style:rel-width="scale" svg:height="12.7cm" style:rel-height="scale" draw:z-index="14"><draw:object-ole xlink:href="./OleObj12" xlink:type="simple" xlink:show="embed" xlink:actuate="onLoad"/><draw:image xlink:href="./ObjectReplacements/OleObj12" xlink:type="simple" xlink:show="embed" xlink:actuate="onLoad"/></draw:frame></text:p>
      <text:p text:style-name="P11"/>
      <text:p text:style-name="P10">Figura 12: Gráfico de Barras – Expectativa por Curso</text:p>
      <text:p text:style-name="P28"><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ŕesente em apenas em 1 curso, o de Matemática, representando menos de 10% de todas as opiniões coletadas nesse curso. Com esse gráfico de barras temos clara dominância de boas expectativas.</text:p>
      <text:p text:style-name="P17"/>
      <text:p text:style-name="P16"/>
      <text:p text:style-name="P17"/>
      <text:p text:style-name="P18"><text:soft-page-break/><draw:frame draw:style-name="fr1" draw:name="13" text:anchor-type="as-char" svg:width="17.039cm" style:rel-width="scale" svg:height="11.562cm" style:rel-height="scale" draw:z-index="7"><draw:object-ole xlink:href="./OleObj13" xlink:type="simple" xlink:show="embed" xlink:actuate="onLoad"/><draw:image xlink:href="./ObjectReplacements/OleObj13" xlink:type="simple" xlink:show="embed" xlink:actuate="onLoad"/></draw:frame></text:p>
      <text:p text:style-name="P10">Figura 13: Gráfico de Barras – Iniciação Ciêntifica por Curso</text:p>
      <text:p text:style-name="P31"><text:tab/>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 em três cursos: Química, Eng. Ambiental e Matématica, temos alunos que realizam Iniciação Científica Voluntária.</text:p>
      <text:p text:style-name="P17"/>
      <text:p text:style-name="P16"/>
      <text:p text:style-name="P15"><text:soft-page-break/><draw:frame draw:style-name="fr1" draw:name="14" text:anchor-type="as-char" svg:width="12.7cm" style:rel-width="scale" svg:height="12.7cm" style:rel-height="scale" draw:z-index="8"><draw:object-ole xlink:href="./OleObj14" xlink:type="simple" xlink:show="embed" xlink:actuate="onLoad"/><draw:image xlink:href="./ObjectReplacements/OleObj14" xlink:type="simple" xlink:show="embed" xlink:actuate="onLoad"/></draw:frame></text:p>
      <text:p text:style-name="P10">Figura 14: Boxplot – Horas de Estudo por Sexo</text:p>
      <text:p text:style-name="P28"><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list xml:id="list1559382672" text:style-name="L4">
        <text:list-item>
          <text:p text:style-name="P51">CONCLUSÃO</text:p>
        </text:list-item>
      </text:list>
      <text:p text:style-name="P36"><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list xml:id="list3700640684" text:style-name="L5">
        <text:list-item>
          <text:p text:style-name="P54">APÊNDICE.</text:p>
        </text:list-item>
      </text:list>
      <text:p text:style-name="P35">Tabelas foram feitas com o auxílido da ferramenta - <text:s/>Google Docs</text:p>
      <text:p text:style-name="P1"><text:span text:style-name="T7">“R: The Project for Statistical Computing” : </text:span><text:a xlink:type="simple" xlink:href="https://www.r-project.org/" text:style-name="Internet_20_link" text:visited-style-name="Visited_20_Internet_20_Link"><text:span text:style-name="T8">https://www.r-project.org/</text:span></text:a><text:span text:style-name="T7"> </text:span></text:p>
      <text:p text:style-name="P1"><text:span text:style-name="T7">"Quick-R by DataCamp": </text:span><text:a xlink:type="simple" xlink:href="https://www.statmethods.net/index.html" text:style-name="Internet_20_link" text:visited-style-name="Visited_20_Internet_20_Link"><text:span text:style-name="T8">https://www.statmethods.net/index.html</text:span></text:a></text:p>
      <text:p text:style-name="P1"><text:span text:style-name="T4">“Censo Ufmg” : </text:span><text:a xlink:type="simple" xlink:href="https://www.ufmg.br/censo/" text:style-name="Internet_20_link" text:visited-style-name="Visited_20_Internet_20_Link"><text:span text:style-name="T9">https://www.ufmg.br/censo/</text:span></text:a><text:span text:style-name="T5"> </text:span></text:p>
      <text:p text:style-name="P13"/>
      <text:p text:style-name="P14"><text:span text:style-name="T2">Segue o código em R utilizado para gerar os recursos gráficos:</text:span><text:span text:style-name="T3"> </text:span></text:p>
      <text:p text:style-name="P13">-----------------------------------------------------------------------------------------------------------------------------------</text:p>
      <text:p text:style-name="P24">dados&lt;- read.csv("code.csv", sep=";", dec=",", header=T); <text:s text:c="5"/>attach(dados);</text:p>
      <text:p text:style-name="P45">Figura 1: Gráfico de Barras – Sexo por Curso</text:p>
      <text:p text:style-name="P47">curso_labels <text:s text:c="4"/>&lt;- c("Eng.Aeroespacial", "Eng.Ambiental" , "Eg.Controle" , "Eng.Minas", </text:p>
      <text:p text:style-name="P46"><text:s text:c="22"/><text:tab/> <text:s text:c="10"/>"Eng.Produção" <text:s text:c="3"/>, "Eng.Sistemas" <text:s/>, "Eng.Mecanica", "Eng.Metalurgica", </text:p>
      <text:p text:style-name="P46"><text:s text:c="34"/>"Geologia" <text:s text:c="7"/>, "Lic.Matematica", "Matematica" <text:s/>, "Quimica", </text:p>
      <text:p text:style-name="P46"><text:s text:c="34"/>"SI")</text:p>
      <text:p text:style-name="P46">sexo_labels <text:s text:c="5"/>&lt;- c("Feminino", "Masculino")</text:p>
      <text:p text:style-name="P46">sex_cur_freq_a <text:s/>&lt;- table(sexo, curso) </text:p>
      <text:p text:style-name="P46">sex_cur_freq_r <text:s/>&lt;- round(prop.table(sex_cur_freq_a, margin = 2) * 100, 2)</text:p>
      <text:p text:style-name="P46">png(file = "barplot_sexo_curso.png") </text:p>
      <text:p text:style-name="P46">barplot ( </text:p>
      <text:p text:style-name="P46"><text:s text:c="4"/>sex_cur_freq_r, </text:p>
      <text:p text:style-name="P46"><text:s text:c="4"/>ylab <text:s text:c="5"/>= "Frequencia relativa de sexo (%)", </text:p>
      <text:p text:style-name="P46"><text:s text:c="4"/>names.arg = curso_labels, </text:p>
      <text:p text:style-name="P46"><text:s text:c="4"/>col <text:s text:c="6"/>= c("pink", "lightblue"), </text:p>
      <text:p text:style-name="P46"><text:s text:c="4"/>las <text:s text:c="6"/>= 2, </text:p>
      <text:p text:style-name="P46"><text:s text:c="4"/>ylim <text:s text:c="5"/>= c(0,150), </text:p>
      <text:p text:style-name="P46"><text:s text:c="4"/>cex.names = 0.6, </text:p>
      <text:p text:style-name="P46">) </text:p>
      <text:p text:style-name="P46">legend("topright", sexo_labels, fill = c("pink", "lightblue"))</text:p>
      <text:p text:style-name="P27">dev.off()</text:p>
      <text:p text:style-name="P12"><text:soft-page-break/>#Figura 2: Histograma - Número de Alunos por Faixa Etária</text:p>
      <text:p text:style-name="P41">tab_idade&lt;- table(idade)</text:p>
      <text:p text:style-name="P41">tab_idade_relat&lt;- round(prop.table(t5)*100, 2)</text:p>
      <text:p text:style-name="P41">png("faixaEtariaXqtdeAlunos.png")</text:p>
      <text:p text:style-name="P41"><text:tab/>hist_idade&lt;- hist(idade, freq=T, xlab= "Faixa Etária", ylab= "Número de Alunos",</text:p>
      <text:p text:style-name="P41"><text:s text:c="5"/><text:tab/> <text:s text:c="6"/><text:tab/> <text:s text:c="4"/>ylim= c(0, 30), col=cores, main=" ");</text:p>
      <text:p text:style-name="P41"><text:tab/>grid(nx=NA, ny=NULL);</text:p>
      <text:p text:style-name="P41"><text:tab/>text(h$mids, h$counts, labels=round(tab_idade_relat, 2), adj=c(0.5, -0.5));</text:p>
      <text:p text:style-name="P41">dev.off()</text:p>
      <text:p text:style-name="P37">#Figura 3: Boxplot - Idade por Sexo</text:p>
      <text:p text:style-name="P24">png("idadeXsexo.png")</text:p>
      <text:p text:style-name="P24"><text:tab/>boxplot(idade~sexo, ylab= "Idade (anos)", main= " ", col = "lightblue")</text:p>
      <text:p text:style-name="P24"><text:tab/>legend("topleft", legend=c("0 = Feminino", "1 = Masculino"))</text:p>
      <text:p text:style-name="P24">dev.off()</text:p>
      <text:p text:style-name="P37">#Figura 4: Gráfico de Barras - Sexo por Local de Nascimento</text:p>
      <text:p text:style-name="P24">t8&lt;- table(local, sexo)</text:p>
      <text:p text:style-name="P24">tLocal&lt;- round(prop.table(t8)*100,2)</text:p>
      <text:p text:style-name="P24">nomes.linha&lt;- c("Capital", "Interior do estado", "Outro Estado", "Outro País")</text:p>
      <text:p text:style-name="P24">nomes.coluna&lt;- c("Feminino", "Masculino")</text:p>
      <text:p text:style-name="P24">dimnames(tLocal)&lt;- list(nomes.linha, nomes.coluna)</text:p>
      <text:p text:style-name="P24">barplot(t(tLocal),</text:p>
      <text:p text:style-name="P24"><text:s text:c="8"/>ylab="Frequência Relativa de Sexo (%)",</text:p>
      <text:p text:style-name="P24"><text:tab/>xlab= "Local de Nascimento",</text:p>
      <text:p text:style-name="P24"><text:s text:c="8"/>names.arg=nomes.linha, </text:p>
      <text:p text:style-name="P24"><text:s text:c="8"/>cex.lab=0.8,</text:p>
      <text:p text:style-name="P24"><text:s text:c="8"/>cex.axis=0.8,</text:p>
      <text:p text:style-name="P24"><text:s text:c="8"/>cex.names=0.6,</text:p>
      <text:p text:style-name="P24"><text:s text:c="8"/>col= c("white", "black"),</text:p>
      <text:p text:style-name="P24"><text:s text:c="8"/>legend.text=T,</text:p>
      <text:p text:style-name="P24"><text:s text:c="8"/>ylim=c(0,100),las= 1)</text:p>
      <text:p text:style-name="P37">#Figura 5: Boxplot – Tentativas Enem</text:p>
      <text:p text:style-name="P39"><text:soft-page-break/>png("boxplot-altura-sexo.png")</text:p>
      <text:p text:style-name="P39">boxplot(enem~cursinho,main="",ylab="Tentativas no Enem",names=c("Nao fez","Fez"),col=c("green","yellow"))</text:p>
      <text:p text:style-name="P39">grid(nx=NA, ny=NULL)</text:p>
      <text:p text:style-name="P39">dev.off()</text:p>
      <text:p text:style-name="P38">#Figura 6 e 7: Tabelas</text:p>
      <text:p text:style-name="P40">Foram feitas manualmente usando planilhas, conforme sugerido pela professora.</text:p>
      <text:p text:style-name="P37">#Figura 8: Gráfico de Barras - Religião por Curso</text:p>
      <text:p text:style-name="P24">tab_curso_relig&lt;- table(curso, religiao)</text:p>
      <text:p text:style-name="P24">tab_curso_relig_relat&lt;- round(prop.table(tab_curso_relig)*100, 2)</text:p>
      <text:p text:style-name="P24">nomes.coluna&lt;- c("Catolica", "Evangelica", "Agnostico", "Ateu", "Judeu") </text:p>
      <text:p text:style-name="P24">nomes.linha&lt;- c("Eng. Espacial", "Eng. Ambiental", "Eng. Controle", "Eng. Minas", "Eng. Producao", </text:p>
      <text:p text:style-name="P24"><text:tab/> <text:s text:c="4"/>"Eng. Sistemas", "Eng. Mecanica", "Eng. Metalurgica","Geologia", "Lic. Matematica", "Matematica",</text:p>
      <text:p text:style-name="P24"><text:tab/> <text:s text:c="5"/>"Quimica", "Sist. Informacao")</text:p>
      <text:p text:style-name="P24">dimnames(tab_curso_relig_relat)&lt;- list(nomes.linha, nomes.coluna)</text:p>
      <text:p text:style-name="P24">tab_curso_relig_relat&lt;- round(prop.table(tab_curso_relig, margin=1)*100,2)</text:p>
      <text:p text:style-name="P24">nomes.coluna&lt;- c("Catolica", "Evangelica", "Agnostico", "Ateu", "Judeu") </text:p>
      <text:p text:style-name="P24">nomes.linha&lt;- c("Eng. Espacial", "Eng. Ambiental", "Eng. Controle", "Eng. Minas", </text:p>
      <text:p text:style-name="P24"><text:tab/> <text:s text:c="4"/>"Eng. Producao", "Eng. Sistemas", "Eng. Mecanica", "Eng. Metalurgica",</text:p>
      <text:p text:style-name="P24"><text:tab/> <text:s text:c="5"/>"Geologia", "Lic. Matematica", "Matematica", "Quimica", "Sist. Informacao")</text:p>
      <text:p text:style-name="P24">dimnames(tab_curso_relig_relat)&lt;- list(nomes.linha, nomes.coluna)</text:p>
      <text:p text:style-name="P24">png("religiaoXcurso.png")</text:p>
      <text:p text:style-name="P24"><text:s text:c="3"/>barplot(t(tab_curso_relig_relat),</text:p>
      <text:p text:style-name="P24"><text:s text:c="8"/>ylab="Frequência Relativa de Religião(%)",</text:p>
      <text:p text:style-name="P24"><text:s text:c="8"/>names.arg=nomes.linha, </text:p>
      <text:p text:style-name="P24"><text:s text:c="8"/>cex.lab=0.8,</text:p>
      <text:p text:style-name="P24"><text:s text:c="8"/>cex.axis=0.8,</text:p>
      <text:p text:style-name="P24"><text:s text:c="8"/>cex.names=0.6,</text:p>
      <text:p text:style-name="P24"><text:s text:c="8"/>col= rainbow(length(nomes.coluna)),</text:p>
      <text:p text:style-name="P24"><text:s text:c="8"/>legend.text=T,</text:p>
      <text:p text:style-name="P24"><text:soft-page-break/><text:s text:c="8"/>ylim=c(0,150),</text:p>
      <text:p text:style-name="P24"><text:s text:c="8"/>las= 2)</text:p>
      <text:p text:style-name="P24">dev.off()</text:p>
      <text:p text:style-name="P44">Figura 9: Boxplot – Renda por Trabalho</text:p>
      <text:p text:style-name="P46">trabalha_labels <text:s/>&lt;- c("Nao", "Emp. publica", "Emp. privada", "Emp. familiar", </text:p>
      <text:p text:style-name="P46"><text:s text:c="22"/><text:tab/> <text:s text:c="10"/>"Outro")</text:p>
      <text:p text:style-name="P46">renda = as.numeric(as.character(renda)) </text:p>
      <text:p text:style-name="P46">png(file = "boxplot_renda_trabalha.png") </text:p>
      <text:p text:style-name="P46">boxplot ( </text:p>
      <text:p text:style-name="P46"><text:s text:c="4"/>renda ~ trabalha, </text:p>
      <text:p text:style-name="P46"><text:s text:c="4"/>ylab <text:s text:c="4"/>= "Renda (Salários minimos)", </text:p>
      <text:p text:style-name="P46"><text:s text:c="4"/>col <text:s text:c="5"/>= rainbow(length(trabalha)), </text:p>
      <text:p text:style-name="P46"><text:s text:c="4"/>names <text:s text:c="3"/>= trabalha_labels, </text:p>
      <text:p text:style-name="P46"><text:s text:c="4"/>cex.axis = 0.8 </text:p>
      <text:p text:style-name="P46">)</text:p>
      <text:p text:style-name="P27">dev.off()</text:p>
      <text:p text:style-name="P37">#Figura 10: Boxplot – Peso (kg) por Curso</text:p>
      <text:p text:style-name="P24">peso= as.numeric(as.character(peso))</text:p>
      <text:p text:style-name="P24">png("boxplot_peso_curso.png")</text:p>
      <text:p text:style-name="P24"><text:s text:c="3"/>boxplot(peso~curso, xlab= "", ylab="Peso por curso (em kg)", col= rainbow(length(curso)), </text:p>
      <text:p text:style-name="P24"><text:s text:c="17"/>names= legCurso, cex.axis=0.6, cex.lab=1.2, las=2 )</text:p>
      <text:p text:style-name="P24"><text:s text:c="3"/>grid(nx= NULL, ny= NULL)</text:p>
      <text:p text:style-name="P24">dev.off()</text:p>
      <text:p text:style-name="P37">#Figura 11: Boxplot - Altura (m) por Sexo</text:p>
      <text:p text:style-name="P24">altura= as.numeric(as.character(altura))</text:p>
      <text:p text:style-name="P24">png("boxplot_altura_sexo.png")</text:p>
      <text:p text:style-name="P24"><text:tab/>boxplot(altura~sexo, xlab= "", ylab="Altura (em metros)", main="",</text:p>
      <text:p text:style-name="P24"><text:tab/> <text:s text:c="13"/>col= c("Lightblue", "Pink"), names= c("Feminino", "Masculino"))</text:p>
      <text:p text:style-name="P24"><text:tab/>grid(nx= NA, ny= NULL)</text:p>
      <text:p text:style-name="P24">dev.off()</text:p>
      <text:p text:style-name="P42">Figura 12: Gráfico de Barras – Expectativa por Curso</text:p>
      <text:p text:style-name="P43">expec_labels <text:s text:c="4"/>&lt;- c("Nao sabe", "Pessima", "Ruim", </text:p>
      <text:p text:style-name="P43"><text:s text:c="22"/><text:tab/> <text:s text:c="10"/>"Media" <text:s text:c="2"/>, "Boa" <text:s text:c="3"/>, "Otima")</text:p>
      <text:p text:style-name="P43"><text:soft-page-break/>curso_labels <text:s text:c="4"/>&lt;- c("Eng.Aeroespacial", "Eng.Ambiental" , "Eg.Controle" , "Eng.Minas", </text:p>
      <text:p text:style-name="P43"><text:s text:c="33"/>"Eng.Produção" <text:s text:c="3"/>, "Eng.Sistemas" <text:s/>, "Eng.Mecanica", "Eng.Metalurgica", </text:p>
      <text:p text:style-name="P43"><text:s text:c="33"/>"Geologia" <text:s text:c="7"/>, "Lic.Matematica", "Matematica" <text:s/>, "Quimica", </text:p>
      <text:p text:style-name="P43"><text:s text:c="33"/>"SI")</text:p>
      <text:p text:style-name="P43">exp_cur_freq_a &lt;- table(expect, curso) </text:p>
      <text:p text:style-name="P43">exp_cur_freq_r &lt;- round(prop.table(exp_cur_freq_a, margin = 2) * 100, 2)</text:p>
      <text:p text:style-name="P43">png(file = "barplot_expec_curso.png") </text:p>
      <text:p text:style-name="P43">barplot ( </text:p>
      <text:p text:style-name="P43"><text:s text:c="4"/>exp_cur_freq_r, </text:p>
      <text:p text:style-name="P43"><text:s text:c="4"/>ylab <text:s text:c="5"/>= "Frequencia relativa de espectativa (%)", </text:p>
      <text:p text:style-name="P43"><text:s text:c="4"/>names.arg = curso_labels, </text:p>
      <text:p text:style-name="P43"><text:s text:c="4"/>col <text:s text:c="6"/>= c("grey", "red", "orange", "yellow", "yellowgreen", "green"), </text:p>
      <text:p text:style-name="P43"><text:s text:c="4"/>las <text:s text:c="6"/>= 2, </text:p>
      <text:p text:style-name="P43"><text:s text:c="4"/>ylim <text:s text:c="5"/>= c(0,150), </text:p>
      <text:p text:style-name="P43"><text:s text:c="4"/>cex.names = 0.6, </text:p>
      <text:p text:style-name="P43">) </text:p>
      <text:p text:style-name="P43">legend("topright", expec_labels, fill = c("grey", "red", "orange", "yellow", </text:p>
      <text:p text:style-name="P43"><text:s text:c="12"/>"yellowgreen", "green"))</text:p>
      <text:p text:style-name="P27">dev.off()</text:p>
      <text:p text:style-name="P56">#Figura 13: Gráfico de Barras – Iniciação Ciêntifica por Curso</text:p>
      <text:p text:style-name="P24">t1 &lt;- table(ic,curso)</text:p>
      <text:p text:style-name="P24">t1 &lt;- round(prop.table(t1,margin=2)*100,2)</text:p>
      <text:p text:style-name="P24">legendaCurso = c("Eng. Espacial", "Eng. Ambiental", "Eng. Controle", "Eng. Minas", "Eng. Produção",</text:p>
      <text:p text:style-name="P24"><text:tab/> "Eng. Sistemas", "Eng. Mecânica", "Eng. Metalúrgica", "Geologia", "Lic. Matemática", </text:p>
      <text:p text:style-name="P24"><text:tab/> "Matemática", "Química", "Sist. Informação")</text:p>
      <text:p text:style-name="P24">cor = rainbow(length(legendaCurso))</text:p>
      <text:p text:style-name="P24">barCursoIc &lt;- barplot(t1,names.arg = legendaCurso,ylab = "Iniciacao Cientifica (%)", xlab = "", </text:p>
      <text:p text:style-name="P24"><text:tab/>ylim = c(0,101), </text:p>
      <text:p text:style-name="P24"><text:tab/>xlim = c(0,23), </text:p>
      <text:p text:style-name="P24"><text:tab/>cex.names=0.6, </text:p>
      <text:p text:style-name="P24"><text:tab/>col = cor, </text:p>
      <text:p text:style-name="P24"><text:tab/>xaxs="i",</text:p>
      <text:p text:style-name="P24"><text:tab/>las=2,</text:p>
      <text:p text:style-name="P24">)</text:p>
      <text:p text:style-name="P24"><text:soft-page-break/>legend(</text:p>
      <text:p text:style-name="P24"><text:tab/>"topright",</text:p>
      <text:p text:style-name="P24"><text:tab/>legend = c("Não faz IC","IC com Bolsa","IC sem Bolsa","IC Voluntária"),</text:p>
      <text:p text:style-name="P24"><text:tab/>fill = cor,</text:p>
      <text:p text:style-name="P24"><text:tab/>bty = "n"</text:p>
      <text:p text:style-name="P24">) </text:p>
      <text:p text:style-name="P37">#Figura 14: Boxplot - Horas de Estudo por Sexo</text:p>
      <text:p text:style-name="P24">png("horasXsexo.png")</text:p>
      <text:p text:style-name="P24"><text:tab/>boxplot(h_estudo~sexo, ylab= "Horas de estudo", main= " ", col = "green")</text:p>
      <text:p text:style-name="P24"><text:tab/>legend("topleft", legend=c("0 = Feminino", "1 = Masculino"))</text:p>
      <text:p text:style-name="P24">dev.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5T12:52:13.431347479</dc:date>
    <meta:editing-duration>PT1H4M58S</meta:editing-duration>
    <meta:editing-cycles>14</meta:editing-cycles>
    <meta:generator>LibreOffice/6.0.7.3$Linux_X86_64 LibreOffice_project/00m0$Build-3</meta:generator>
    <meta:document-statistic meta:table-count="0" meta:image-count="0" meta:object-count="14" meta:page-count="22" meta:paragraph-count="231" meta:word-count="3083" meta:character-count="21695" meta:non-whitespace-character-count="18011"/>
  </office:meta>
</office:document-meta>
</file>